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9e2d" officeooo:paragraph-rsid="00029e2d"/>
    </style:style>
    <style:style style:name="P2" style:family="paragraph" style:parent-style-name="Standard">
      <style:text-properties officeooo:rsid="00049db4" officeooo:paragraph-rsid="00049db4"/>
    </style:style>
    <style:style style:name="P3" style:family="paragraph" style:parent-style-name="Standard">
      <style:text-properties officeooo:rsid="00058dd8" officeooo:paragraph-rsid="00058dd8"/>
    </style:style>
    <style:style style:name="P4" style:family="paragraph" style:parent-style-name="Standard">
      <style:text-properties officeooo:rsid="0007372b" officeooo:paragraph-rsid="0007372b"/>
    </style:style>
    <style:style style:name="P5" style:family="paragraph" style:parent-style-name="Standard">
      <style:text-properties officeooo:rsid="0007605f" officeooo:paragraph-rsid="0007605f"/>
    </style:style>
    <style:style style:name="P6" style:family="paragraph" style:parent-style-name="Standard">
      <style:text-properties officeooo:rsid="000776bd" officeooo:paragraph-rsid="000776bd"/>
    </style:style>
    <style:style style:name="P7" style:family="paragraph" style:parent-style-name="Standard">
      <style:text-properties officeooo:rsid="000958e8" officeooo:paragraph-rsid="000958e8"/>
    </style:style>
    <style:style style:name="P8" style:family="paragraph" style:parent-style-name="Standard">
      <style:text-properties officeooo:rsid="000a4e96" officeooo:paragraph-rsid="000a4e96"/>
    </style:style>
    <style:style style:name="P9" style:family="paragraph" style:parent-style-name="Standard">
      <style:text-properties officeooo:rsid="000ae8a8" officeooo:paragraph-rsid="000ae8a8"/>
    </style:style>
    <style:style style:name="P10" style:family="paragraph" style:parent-style-name="Standard">
      <style:text-properties officeooo:rsid="000c5355" officeooo:paragraph-rsid="000c5355"/>
    </style:style>
    <style:style style:name="P11" style:family="paragraph" style:parent-style-name="Standard">
      <style:text-properties officeooo:rsid="000c8245" officeooo:paragraph-rsid="000c8245"/>
    </style:style>
    <style:style style:name="P12" style:family="paragraph" style:parent-style-name="Standard">
      <style:text-properties officeooo:rsid="000e61b2" officeooo:paragraph-rsid="000e61b2"/>
    </style:style>
    <style:style style:name="P13" style:family="paragraph" style:parent-style-name="Standard">
      <style:text-properties officeooo:rsid="0012551c" officeooo:paragraph-rsid="0012551c"/>
    </style:style>
    <style:style style:name="P14" style:family="paragraph" style:parent-style-name="Standard">
      <style:text-properties officeooo:rsid="001375a3" officeooo:paragraph-rsid="001375a3"/>
    </style:style>
    <style:style style:name="P15" style:family="paragraph" style:parent-style-name="Standard">
      <style:text-properties officeooo:rsid="001530a7" officeooo:paragraph-rsid="001530a7"/>
    </style:style>
    <style:style style:name="P16" style:family="paragraph" style:parent-style-name="Standard">
      <style:text-properties officeooo:rsid="0015a4b5" officeooo:paragraph-rsid="0015a4b5"/>
    </style:style>
    <style:style style:name="P17" style:family="paragraph" style:parent-style-name="Standard">
      <style:text-properties officeooo:rsid="0015a4b5" officeooo:paragraph-rsid="001ebac6"/>
    </style:style>
    <style:style style:name="P18" style:family="paragraph" style:parent-style-name="Standard">
      <style:text-properties officeooo:rsid="001743f3" officeooo:paragraph-rsid="001743f3"/>
    </style:style>
    <style:style style:name="P19" style:family="paragraph" style:parent-style-name="Standard">
      <style:text-properties officeooo:rsid="00187ed6" officeooo:paragraph-rsid="00187ed6"/>
    </style:style>
    <style:style style:name="P20" style:family="paragraph" style:parent-style-name="Standard">
      <style:text-properties officeooo:rsid="001e0d42" officeooo:paragraph-rsid="001e0d42"/>
    </style:style>
    <style:style style:name="P21" style:family="paragraph" style:parent-style-name="Standard">
      <style:text-properties officeooo:rsid="001ebac6" officeooo:paragraph-rsid="001ebac6"/>
    </style:style>
    <style:style style:name="P22" style:family="paragraph" style:parent-style-name="Standard">
      <style:text-properties officeooo:rsid="001f7e22" officeooo:paragraph-rsid="001f7e22"/>
    </style:style>
    <style:style style:name="P23" style:family="paragraph" style:parent-style-name="Standard">
      <style:text-properties officeooo:rsid="002377bd" officeooo:paragraph-rsid="002377bd"/>
    </style:style>
    <style:style style:name="P24" style:family="paragraph" style:parent-style-name="Standard">
      <style:text-properties officeooo:rsid="00259c3e" officeooo:paragraph-rsid="00259c3e"/>
    </style:style>
    <style:style style:name="P25" style:family="paragraph" style:parent-style-name="Standard">
      <style:paragraph-properties fo:break-before="page"/>
      <style:text-properties officeooo:rsid="002377bd" officeooo:paragraph-rsid="002377bd"/>
    </style:style>
    <style:style style:name="T1" style:family="text">
      <style:text-properties officeooo:rsid="0007372b"/>
    </style:style>
    <style:style style:name="T2" style:family="text">
      <style:text-properties officeooo:rsid="000d2745"/>
    </style:style>
    <style:style style:name="T3" style:family="text">
      <style:text-properties officeooo:rsid="000e61b2"/>
    </style:style>
    <style:style style:name="T4" style:family="text">
      <style:text-properties officeooo:rsid="000ff571"/>
    </style:style>
    <style:style style:name="T5" style:family="text">
      <style:text-properties officeooo:rsid="00174082"/>
    </style:style>
    <style:style style:name="T6" style:family="text">
      <style:text-properties officeooo:rsid="00195435"/>
    </style:style>
    <style:style style:name="T7" style:family="text">
      <style:text-properties officeooo:rsid="001c9fa5"/>
    </style:style>
    <style:style style:name="T8" style:family="text">
      <style:text-properties style:text-position="super 58%"/>
    </style:style>
    <style:style style:name="T9" style:family="text">
      <style:text-properties officeooo:rsid="001e6ba2"/>
    </style:style>
    <style:style style:name="T10" style:family="text">
      <style:text-properties officeooo:rsid="001f47cf"/>
    </style:style>
    <style:style style:name="T11" style:family="text">
      <style:text-properties officeooo:rsid="002247a8"/>
    </style:style>
    <style:style style:name="T12" style:family="text">
      <style:text-properties officeooo:rsid="00235fda"/>
    </style:style>
    <style:style style:name="T13" style:family="text">
      <style:text-properties officeooo:rsid="002511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ie 2 :</text:p>
      <text:p text:style-name="P1">base.sql et requetes.sql</text:p>
      <text:p text:style-name="P2"><text:span text:style-name="T1">C</text:span>ode interface =&gt; (JAVA ou PHP)</text:p>
      <text:p text:style-name="P3"><text:span text:style-name="T1">R</text:span>apport résumé (avec capture écran, explication, …)</text:p>
      <text:p text:style-name="P4">Manuel d'utilisation</text:p>
      <text:p text:style-name="P4"/>
      <text:p text:style-name="P5">base.sql :</text:p>
      <text:p text:style-name="P6">Optimisation en fonction des consignes</text:p>
      <text:p text:style-name="P7">Deboggage Final</text:p>
      <text:p text:style-name="P8">Comptes utilisateurs =&gt; Gestion des droits (Admin, Visualiseur)</text:p>
      <text:p text:style-name="P9">Requ<text:span text:style-name="T3">ê</text:span>tes en fonction du rendu final</text:p>
      <text:p text:style-name="P9"/>
      <text:p text:style-name="P10">Interface :</text:p>
      <text:p text:style-name="P11">Soit 1 page par opération<text:span text:style-name="T2">(Insertion, Modification, Suppression)</text:span>, soit 1 pour toutes <text:span text:style-name="T3">et 1 pour les requêtes</text:span></text:p>
      <text:p text:style-name="P12"><text:span text:style-name="T9">(Admin) </text:span>1 <text:span text:style-name="T4">page pour la gestion(Création, Gestion des droits, Suppression) des comptes</text:span></text:p>
      <text:p text:style-name="P20">=&gt; 1<text:span text:style-name="T8">er</text:span> Utilisateur = Admin</text:p>
      <text:p text:style-name="P22">Écriture de Log à chaque action <text:span text:style-name="T12">ou à chaque Ajout/Modif/Suppression</text:span> <text:span text:style-name="T11">dans un fichier texte (A faire en dernier)</text:span> </text:p>
      <text:p text:style-name="P13"/>
      <text:p text:style-name="P13">Select : <text:span text:style-name="T5">(Admin, Visualiseur)</text:span></text:p>
      <text:p text:style-name="P13">-Par statistique</text:p>
      <text:p text:style-name="P13">-Par filtre</text:p>
      <text:p text:style-name="P13"/>
      <text:p text:style-name="P14">Insertion : <text:span text:style-name="T5">(Admin)</text:span></text:p>
      <text:p text:style-name="P17">avec demande de confirmation</text:p>
      <text:p text:style-name="P14">-Insertion complète</text:p>
      <text:p text:style-name="P14">-Insertion en ajout de l'existant</text:p>
      <text:p text:style-name="P14">=&gt; Demande une recherche de l'existant</text:p>
      <text:p text:style-name="P14"/>
      <text:p text:style-name="P21">Modification : (Admin)</text:p>
      <text:p text:style-name="P17">avec demande de confirmation</text:p>
      <text:p text:style-name="P17">-<text:span text:style-name="T10">Recherche de l'existant et modification par élément</text:span></text:p>
      <text:p text:style-name="P14"/>
      <text:p text:style-name="P15">Suppression : <text:span text:style-name="T5">(Admin)</text:span></text:p>
      <text:p text:style-name="P16">-Recherche de l'existant puis suppression avec demande de confirmation</text:p>
      <text:p text:style-name="P16">-<text:span text:style-name="T7">Suppression Total ou par élément</text:span></text:p>
      <text:p text:style-name="P16"/>
      <text:p text:style-name="P18">Travail à terminer :</text:p>
      <text:p text:style-name="P19">Gestion de Personne/Métier</text:p>
      <text:p text:style-name="P19">Gestion des vérifications de date <text:span text:style-name="T6">(pas plus de 28/29-30/31 jours par mois et Domaine pour les noms des mois recherche de ressemblance si mal écrit)</text:span></text:p>
      <text:p text:style-name="P19"/>
      <text:p text:style-name="P22"/>
      <text:p text:style-name="P25">Optimisation :</text:p>
      <text:p text:style-name="P23">Index sur tous les attributs des tables de lien <text:span text:style-name="T13">pour permettre de faire des statistiques de façon un peu plus rapide.</text:span></text:p>
      <text:p text:style-name="P24">Table Lambert :</text:p>
      <text:p text:style-name="P24"><text:tab/>Index type Hash sur Nom</text:p>
      <text:p text:style-name="P2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7:28:00.684000000</meta:creation-date>
    <meta:generator>LibreOffice/6.0.7.3$Windows_X86_64 LibreOffice_project/dc89aa7a9eabfd848af146d5086077aeed2ae4a5</meta:generator>
    <dc:date>2019-01-21T18:05:37.641000000</dc:date>
    <meta:editing-duration>PT37M20S</meta:editing-duration>
    <meta:editing-cycles>37</meta:editing-cycles>
    <meta:document-statistic meta:table-count="0" meta:image-count="0" meta:object-count="0" meta:page-count="2" meta:paragraph-count="37" meta:word-count="219" meta:character-count="1419" meta:non-whitespace-character-count="1233"/>
  </office:meta>
</office:document-meta>
</file>